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370000002E33E9EF41.png"/>
  <manifest:file-entry manifest:media-type="image/png" manifest:full-path="Pictures/100000000000002B00000034AFD31B7E.png"/>
  <manifest:file-entry manifest:media-type="image/png" manifest:full-path="Pictures/10000000000000300000003339CD92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PT Sans" svg:font-family="'PT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.013cm" fo:margin-left="0cm" fo:margin-right="-0.012cm" table:align="margins"/>
    </style:style>
    <style:style style:name="表21.A" style:family="table-column">
      <style:table-column-properties style:column-width="0.979cm" style:rel-column-width="3771*"/>
    </style:style>
    <style:style style:name="表21.B" style:family="table-column">
      <style:table-column-properties style:column-width="16.034cm" style:rel-column-width="6176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2" style:family="table">
      <style:table-properties style:width="17.013cm" fo:margin-left="0cm" fo:margin-right="-0.012cm" table:align="margins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6.034cm" style:rel-column-width="6176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fo:margin-left="0cm" fo:margin-right="-0.012cm" table:align="margins"/>
    </style:style>
    <style:style style:name="表23.A" style:family="table-column">
      <style:table-column-properties style:rel-column-width="3771*"/>
    </style:style>
    <style:style style:name="表23.B" style:family="table-column">
      <style:table-column-properties style:rel-column-width="6176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table:align="margins" style:writing-mode="lr-tb"/>
    </style:style>
    <style:style style:name="表1.A" style:family="table-column">
      <style:table-column-properties style:rel-column-width="2978*"/>
    </style:style>
    <style:style style:name="表1.B" style:family="table-column">
      <style:table-column-properties style:rel-column-width="14789*"/>
    </style:style>
    <style:style style:name="表1.C" style:family="table-column">
      <style:table-column-properties style:rel-column-width="47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table:align="margins" style:writing-mode="lr-tb"/>
    </style:style>
    <style:style style:name="表3.A" style:family="table-column">
      <style:table-column-properties style:rel-column-width="2978*"/>
    </style:style>
    <style:style style:name="表3.B" style:family="table-column">
      <style:table-column-properties style:rel-column-width="14789*"/>
    </style:style>
    <style:style style:name="表3.C" style:family="table-column">
      <style:table-column-properties style:rel-column-width="47768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table:align="margins" style:writing-mode="lr-tb"/>
    </style:style>
    <style:style style:name="表4.A" style:family="table-column">
      <style:table-column-properties style:rel-column-width="2978*"/>
    </style:style>
    <style:style style:name="表4.B" style:family="table-column">
      <style:table-column-properties style:rel-column-width="14789*"/>
    </style:style>
    <style:style style:name="表4.C" style:family="table-column">
      <style:table-column-properties style:rel-column-width="47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fo:margin-left="0cm" fo:margin-right="-0.012cm" table:align="margins"/>
    </style:style>
    <style:style style:name="表24.A" style:family="table-column">
      <style:table-column-properties style:rel-column-width="3771*"/>
    </style:style>
    <style:style style:name="表24.B" style:family="table-column">
      <style:table-column-properties style:rel-column-width="6176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6.034cm" style:rel-column-width="61764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6.034cm" style:rel-column-width="61764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table:align="margins"/>
    </style:style>
    <style:style style:name="表5.A" style:family="table-column">
      <style:table-column-properties style:rel-column-width="2651*"/>
    </style:style>
    <style:style style:name="表5.B" style:family="table-column">
      <style:table-column-properties style:rel-column-width="47325*"/>
    </style:style>
    <style:style style:name="表5.C" style:family="table-column">
      <style:table-column-properties style:rel-column-width="1555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able_20_Contents">
      <style:text-properties fo:font-size="15pt" fo:background-color="transparent" style:font-size-asian="15pt" style:font-size-complex="15pt"/>
    </style:style>
    <style:style style:name="P5" style:family="paragraph" style:parent-style-name="Table_20_Contents">
      <style:text-properties fo:font-size="15pt" style:font-size-asian="15pt" style:font-size-complex="15pt"/>
    </style:style>
    <style:style style:name="P6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4pt" style:font-name-asian="Arial" style:font-size-asian="14pt" style:font-size-complex="14pt"/>
    </style:style>
    <style:style style:name="P8" style:family="paragraph" style:parent-style-name="Table_20_Contents">
      <style:text-properties style:font-name="Arial" fo:font-size="14pt" fo:background-color="#00ff66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38%" style:writing-mode="lr-tb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66ff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fo:font-size="14pt" style:font-name-asian="Arial" style:font-size-asian="14pt" style:font-size-complex="14pt"/>
    </style:style>
    <style:style style:name="P13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Standard">
      <style:text-properties fo:font-variant="normal" fo:text-transform="none" fo:color="#6666ff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font-size-complex="20pt"/>
    </style:style>
    <style:style style:name="P15" style:family="paragraph" style:parent-style-name="Standard">
      <style:text-properties fo:font-variant="normal" fo:text-transform="none" fo:color="#6666ff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Standard">
      <style:text-properties style:font-name="Arial" fo:font-size="14pt" fo:background-color="#99ffcc" style:font-name-asian="Arial" style:font-size-asian="14pt" style:font-size-complex="14pt"/>
    </style:style>
    <style:style style:name="P17" style:family="paragraph" style:parent-style-name="Standard">
      <style:text-properties style:font-name="Arial" fo:font-size="14pt" style:font-name-asian="Arial" style:font-size-asian="14pt" style:font-size-complex="14pt"/>
    </style:style>
    <style:style style:name="P18" style:family="paragraph" style:parent-style-name="Standard" style:list-style-name="L6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Standard" style:list-style-name="L7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Standard" style:list-style-name="L6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" style:family="paragraph" style:parent-style-name="Standard" style:list-style-name="L7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" style:family="paragraph" style:parent-style-name="Standard" style:list-style-name="L6">
      <style:text-properties style:font-name="Arial" fo:font-size="14pt" style:font-name-asian="Arial" style:font-size-asian="14pt" style:font-size-complex="14pt"/>
    </style:style>
    <style:style style:name="P23" style:family="paragraph" style:parent-style-name="Standard">
      <style:text-properties style:font-name="Arial" fo:font-size="14pt" fo:background-color="#99ffcc" style:font-name-asian="Arial" style:font-size-asian="14pt" style:font-size-complex="14pt"/>
    </style:style>
    <style:style style:name="P24" style:family="paragraph" style:parent-style-name="Standard" style:list-style-name="L5">
      <style:paragraph-properties fo:margin-top="0cm" fo:margin-bottom="0cm" fo:line-height="138%" style:writing-mode="lr-tb"/>
      <style:text-properties style:font-name="Arial" fo:font-size="14pt" style:font-name-asian="Arial" style:font-size-asian="14pt" style:font-size-complex="14pt"/>
    </style:style>
    <style:style style:name="P25" style:family="paragraph" style:parent-style-name="Table_20_Contents" style:list-style-name="L2">
      <style:text-properties style:font-name="Arial" fo:font-size="14pt" style:font-name-asian="Arial" style:font-size-asian="14pt" style:font-size-complex="14pt"/>
    </style:style>
    <style:style style:name="P26" style:family="paragraph" style:parent-style-name="Table_20_Contents" style:list-style-name="L3">
      <style:text-properties style:font-name="Arial" fo:font-size="14pt" style:font-name-asian="Arial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>
      <style:text-properties style:font-name="Arial" fo:font-size="14pt" fo:background-color="#00ff66" style:font-name-asian="Arial" style:font-size-asian="14pt" style:font-size-complex="14pt"/>
    </style:style>
    <style:style style:name="P29" style:family="paragraph" style:parent-style-name="Table_20_Contents" style:list-style-name="L3"/>
    <style:style style:name="P30" style:family="paragraph" style:parent-style-name="Table_20_Contents" style:list-style-name="L4"/>
    <style:style style:name="P31" style:family="paragraph" style:parent-style-name="Text_20_body" style:list-style-name="L8"/>
    <style:style style:name="P32" style:family="paragraph" style:parent-style-name="Text_20_body" style:list-style-name="L8">
      <style:text-properties fo:font-size="15pt" style:font-size-asian="15pt" style:font-size-complex="15pt"/>
    </style:style>
    <style:style style:name="P33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34" style:family="paragraph" style:parent-style-name="Text_20_body" style:list-style-name="L8">
      <style:text-properties style:font-name="Arial" fo:font-size="14pt" style:font-name-asian="Arial" style:font-size-asian="14pt" style:font-size-complex="14p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style:font-name="Arial" fo:font-size="14pt" style:font-name-asian="Arial" style:font-size-asian="14pt" style:font-size-complex="14pt"/>
    </style:style>
    <style:style style:name="P36" style:family="paragraph" style:parent-style-name="Text_20_body" style:list-style-name="L1">
      <style:paragraph-properties fo:margin-top="0cm" fo:margin-bottom="0cm" fo:line-height="138%" style:writing-mode="lr-tb"/>
      <style:text-properties style:font-name="Arial" fo:font-size="14pt" style:font-name-asian="Arial" style:font-size-asian="14pt" style:font-size-complex="14pt"/>
    </style:style>
    <style:style style:name="P37" style:family="paragraph" style:parent-style-name="Text_20_body" style:list-style-name="L5">
      <style:paragraph-properties fo:margin-top="0cm" fo:margin-bottom="0cm" fo:line-height="138%" style:writing-mode="lr-tb"/>
      <style:text-properties style:font-name="Arial" fo:font-size="14pt" style:font-name-asian="Arial" style:font-size-asian="14pt" style:font-size-complex="14pt"/>
    </style:style>
    <style:style style:name="P38" style:family="paragraph" style:parent-style-name="Text_20_body" style:list-style-name="L5">
      <style:paragraph-properties fo:margin-top="0cm" fo:margin-bottom="0cm" fo:line-height="138%" style:writing-mode="lr-tb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66ff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font-size-complex="20pt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#99ffcc"/>
    </style:style>
    <style:style style:name="T5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99ffcc" style:font-name-asian="Arial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language-asian="ja" style:country-asian="JP"/>
    </style:style>
    <style:style style:name="T8" style:family="text">
      <style:text-properties style:font-name="Arial" fo:font-size="14pt" style:font-name-asian="Arial" style:font-size-asian="14pt" style:font-size-complex="14pt"/>
    </style:style>
    <style:style style:name="T9" style:family="text">
      <style:text-properties style:font-name="Arial" fo:font-size="14pt" fo:background-color="#00ff66" style:font-name-asian="Arial" style:font-size-asian="14pt" style:font-size-complex="14pt"/>
    </style:style>
    <style:style style:name="T10" style:family="text">
      <style:text-properties style:font-name="Arial" fo:font-size="14pt" fo:font-weight="bold" fo:background-color="#00ff66" style:font-name-asian="Arial" style:font-size-asian="14pt" style:font-weight-asian="bold" style:font-size-complex="14pt" style:font-weight-complex="bold"/>
    </style:style>
    <style:style style:name="T11" style:family="text">
      <style:text-properties fo:background-color="#fff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0">------------------------------------------------------------</text:p>
      <text:p text:style-name="P12"><text:span text:style-name="T4">[XXX]</text:span><text:line-break/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7">1</text:p>
          </table:table-cell>
          <table:table-cell table:style-name="表21.B1" office:value-type="string">
            <text:p text:style-name="P4"><text:a xlink:type="simple" xlink:href="http://nownews.seoul.co.kr/news/newsView.php?id=20171022601003" text:style-name="Internet_20_link" text:visited-style-name="Visited_20_Internet_20_Link"><text:span text:style-name="T8">http://nownews.seoul.co.kr/news/newsView.php?id=20171022601003</text:span></text:a></text:p>
            <text:p text:style-name="P8">[고든 정의 TECH+] 이산화탄소 흡수하는 발전소가 있다고?</text:p>
            <text:p text:style-name="P8"/>
            <text:p text:style-name="P8">[출처: 서울신문에서 제공하는 기사입니다.]</text:p>
          </table:table-cell>
        </table:table-row>
      </table:table>
      <text:p text:style-name="P2"/>
      <text:p text:style-name="P1"><text:span text:style-name="T8">[next] ANY (url : </text:span><text:a xlink:type="simple" xlink:href="https://duckduckgo.com/?q=공중에서+직접+이산화탄소+포획.&amp;t=opera&amp;ia=web" text:style-name="Internet_20_link" text:visited-style-name="Visited_20_Internet_20_Link"><text:span text:style-name="T8">https://duckduckgo.com/?q=공중에서+직접+이산화탄소+포획.&amp;t=opera&amp;ia=web</text:span></text:a><text:span text:style-name="T8">)</text:span></text:p>
      <text:p text:style-name="P1"><text:span text:style-name="T8">or, </text:span><text:a xlink:type="simple" xlink:href="https://ko.climateimpactnews.com/solutions/1550-why-capturing-carbon-to-fight-climate-change-is-dividing-environmentalists" text:style-name="Internet_20_link" text:visited-style-name="Visited_20_Internet_20_Link"><text:span text:style-name="T8">https://ko.climateimpactnews.com/solutions/1550-why-capturing-carbon-to-fight-climate-change-is-dividing-environmentalists</text:span></text:a></text:p>
      <text:p text:style-name="P2"/>
      <text:p text:style-name="P16"><text:span text:style-name="T1">[/ 20191120_163836]</text:span> </text:p>
      <text:p text:style-name="P2"/>
      <text:p text:style-name="P15"/>
      <text:p text:style-name="P10">------------------------------------------------------------</text:p>
      <text:p text:style-name="P12"><text:span text:style-name="T4">[20191124_003338]</text:span><text:line-break/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7">1</text:p>
          </table:table-cell>
          <table:table-cell table:style-name="表22.B1" office:value-type="string">
            <text:p text:style-name="P8">Одна из наиболее серьезных проблем, с которой пришлось столкнуться людям — это беспрецедентно увеличившийся уровень содержания углекислого газа в атмосфере Земли. </text:p>
          </table:table-cell>
        </table:table-row>
        <table:table-row>
          <table:table-cell table:style-name="表22.A2" office:value-type="float" office:value="2">
            <text:p text:style-name="P7">2</text:p>
          </table:table-cell>
          <table:table-cell table:style-name="表22.B2" office:value-type="string">
            <text:p text:style-name="P8">Работа над экстрактором началась в 2004 году, а недавно создатели продемонстрировали эффективность своего детища.</text:p>
          </table:table-cell>
        </table:table-row>
        <table:table-row>
          <table:table-cell table:style-name="表22.A2" office:value-type="float" office:value="3">
            <text:p text:style-name="P7">3</text:p>
          </table:table-cell>
          <table:table-cell table:style-name="表22.B2" office:value-type="string">
            <text:p text:style-name="P8">Устройство работает следующим образом: сорбенты улавливают молекулы СО2, свободно плавающие в воздухе, и выпускают их в качестве сплошного потока углекислого газа, который впоследствии изолируется.</text:p>
            <text:p text:style-name="P8"/>
          </table:table-cell>
        </table:table-row>
      </table:table>
      <text:p text:style-name="P2"/>
      <text:p text:style-name="P1"><text:span text:style-name="T8">[next] “Устройство с просветом” (url : </text:span><text:a xlink:type="simple" xlink:href="https://www.popmech.ru/technologies/9781-pryamo-iz-vozdukha-uglekislyy-gaz-poymayut-po-mestu-zhitelstva/" text:style-name="Internet_20_link" text:visited-style-name="Visited_20_Internet_20_Link"><text:span text:style-name="T8">https://www.popmech.ru/technologies/9781-pryamo-iz-vozdukha-uglekislyy-gaz-poymayut-po-mestu-zhitelstva/</text:span></text:a><text:span text:style-name="T8">)</text:span></text:p>
      <text:p text:style-name="P2"/>
      <text:p text:style-name="P16"><text:span text:style-name="T1">[/ 20191124_010650]</text:span> </text:p>
      <text:p text:style-name="P2"/>
      <text:p text:style-name="P2"/>
      <text:p text:style-name="P15"><text:soft-page-break/></text:p>
      <text:p text:style-name="P10">------------------------------------------------------------</text:p>
      <text:p text:style-name="P12"><text:span text:style-name="T4">[20191124_010747]</text:span><text:line-break/>https://baike.baidu.com/item/二氧化碳捕获技术/22124699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7">1</text:p>
          </table:table-cell>
          <table:table-cell table:style-name="表23.B1" office:value-type="string">
            <text:p text:style-name="P8">AAA</text:p>
          </table:table-cell>
        </table:table-row>
        <table:table-row>
          <table:table-cell table:style-name="表23.A2" office:value-type="float" office:value="2">
            <text:p text:style-name="P7">2</text:p>
          </table:table-cell>
          <table:table-cell table:style-name="表23.B2" office:value-type="string">
            <text:p text:style-name="P8">AAA</text:p>
          </table:table-cell>
        </table:table-row>
        <table:table-row>
          <table:table-cell table:style-name="表23.A2" office:value-type="float" office:value="3">
            <text:p text:style-name="P7">3</text:p>
          </table:table-cell>
          <table:table-cell table:style-name="表23.B2" office:value-type="string">
            <text:p text:style-name="P8">AAA</text:p>
          </table:table-cell>
        </table:table-row>
      </table:table>
      <text:p text:style-name="P2"/>
      <text:p text:style-name="P1"><text:span text:style-name="T8">[next] “由于所利用的捕获” (url : </text:span><text:a xlink:type="simple" xlink:href="https://baike.baidu.com/item/二氧化碳捕获技术/22124699" text:style-name="Internet_20_link" text:visited-style-name="Visited_20_Internet_20_Link"><text:span text:style-name="T8">https://baike.baidu.com/item/二氧化碳捕获技术/22124699</text:span></text:a><text:span text:style-name="T8">)</text:span></text:p>
      <text:p text:style-name="P2"/>
      <text:p text:style-name="P16"><text:span text:style-name="T1">[/ 20191124_012138]</text:span> </text:p>
      <text:p text:style-name="P2"/>
      <text:p text:style-name="P2"/>
      <text:p text:style-name="P14"/>
      <text:p text:style-name="P10">------------------------------------------------------------</text:p>
      <text:p text:style-name="P12"><text:span text:style-name="T4">[20191129_152821]</text:span><text:line-break/></text:p>
      <text:list xml:id="list5616598438516365956" text:style-name="L1">
        <text:list-item>
          <text:p text:style-name="P36"><text:a xlink:type="simple" xlink:href="https://baike.baidu.com/item/二氧化碳捕获技术/22124699" text:style-name="Internet_20_link" text:visited-style-name="Visited_20_Internet_20_Link">https://baike.baidu.com/item/二氧化碳捕获技术/22124699</text:a> ::[20191129_152957 <text:s/></text:p>
          <text:list>
            <text:list-item>
              <text:p text:style-name="P36">FACTS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6"/>
          </table:table-cell>
          <table:table-cell table:style-name="表1.A1" office:value-type="string">
            <text:p text:style-name="P6">烟气</text:p>
          </table:table-cell>
          <table:table-cell table:style-name="表1.C1" office:value-type="string">
            <text:p text:style-name="P6">二氧化碳分压 : 低 → 化学吸收方法<text:note text:id="ftn1" text:note-class="footnote"><text:note-citation>1</text:note-citation><text:note-body><text:p text:style-name="Footnote"><text:a xlink:type="simple" xlink:href="https://baike.baidu.com/item/二氧化碳捕获技术/22124699" text:style-name="Internet_20_link" text:visited-style-name="Visited_20_Internet_20_Link">https://baike.baidu.com/item/二氧化碳捕获技术/22124699</text:a></text:p></text:note-body></text:note>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>物理吸收法</text:p>
          </table:table-cell>
          <table:table-cell table:style-name="表1.C2" office:value-type="string">
            <text:p text:style-name="P6">捕获能耗 → 低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>另外三种方法</text:p>
          </table:table-cell>
          <table:table-cell table:style-name="表1.C2" office:value-type="string">
            <text:p text:style-name="P6"/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>化学吸收</text:p>
          </table:table-cell>
          <table:table-cell table:style-name="表1.C2" office:value-type="string">
            <text:list xml:id="list6846687601002546359" text:style-name="L2">
              <text:list-item>
                <text:p text:style-name="P25">利用 : 化学试剂, 二氧化碳之间 → 化学反应</text:p>
              </text:list-item>
              <text:list-item>
                <text:p text:style-name="P25">装置规模 → 小</text:p>
              </text:list-item>
            </text:list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>物理吸收</text:p>
          </table:table-cell>
          <table:table-cell table:style-name="表1.C2" office:value-type="string">
            <text:list xml:id="list3764820650277925167" text:style-name="L3">
              <text:list-item>
                <text:p text:style-name="P26">物理溶剂 rong2ji4</text:p>
                <text:list>
                  <text:list-item>
                    <text:p text:style-name="P26">二氧化碳的溶解度</text:p>
                  </text:list-item>
                  <text:list-item>
                    <text:p text:style-name="P26">远大于烟气中其 他组分的 → 特性</text:p>
                  </text:list-item>
                </text:list>
              </text:list-item>
              <text:list-item>
                <text:p text:style-name="P26">一类</text:p>
                <text:list>
                  <text:list-item>
                    <text:p text:style-name="P29"><text:span text:style-name="T8">聚乙二醇二甲醚 ju4yi3er4chun2 er4jia3mi2 (polyethylene glycol dimethyl ether)</text:span><text:span text:style-name="T8"><text:note text:id="ftn2" text:note-class="footnote"><text:note-citation>2</text:note-citation><text:note-body><text:p text:style-name="Footnote"><text:a xlink:type="simple" xlink:href="https://baike.baidu.com/item/二氧化碳捕获技术/22124699" text:style-name="Internet_20_link" text:visited-style-name="Visited_20_Internet_20_Link">https://baike.baidu.com/item/二氧化碳捕获技术/22124699</text:a></text:p></text:note-body></text:note></text:span></text:p>
                  </text:list-item>
                  <text:list-item>
                    <text:p text:style-name="P26">example</text:p>
                    <text:list>
                      <text:list-item>
                        <text:p text:style-name="P26">Selexol工艺 (联 合碳化物公司)</text:p>
                      </text:list-item>
                      <text:list-item>
                        <text:p text:style-name="P26">NHD工艺 (南化集团研究院)</text:p>
                      </text:list-item>
                    </text:list>
                  </text:list-item>
                </text:list>
              </text:list-item>
              <text:list-item>
                <text:p text:style-name="P26">一类</text:p>
                <text:list>
                  <text:list-item>
                    <text:p text:style-name="P26">甲醇 methanol</text:p>
                  </text:list-item>
                  <text:list-item>
                    <text:p text:style-name="P26">Rectisol低温甲醇洗工艺 (林德公司, 鲁奇公司)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><text:s/>吸附分离技术</text:p>
          </table:table-cell>
          <table:table-cell table:style-name="表1.C2" office:value-type="string">
            <text:list xml:id="list2309380801055397601" text:style-name="L4">
              <text:list-item>
                <text:p text:style-name="P30">吸附剂</text:p>
              </text:list-item>
              <text:list-item>
                <text:p text:style-name="P30">膜分离 mo2</text:p>
              </text:list-item>
            </text:list>
          </table:table-cell>
        </table:table-row>
      </table:table>
      <text:list xml:id="list37311768" text:continue-list="list5616598438516365956" text:style-name="L1">
        <text:list-item>
          <text:p text:style-name="P36">二氧化碳<text:note text:id="ftn3" text:note-class="footnote"><text:note-citation>3</text:note-citation><text:note-body><text:p text:style-name="Footnote"><text:a xlink:type="simple" xlink:href="https://zh.wikipedia.org/zh-tw/二氧化碳" text:style-name="Internet_20_link" text:visited-style-name="Visited_20_Internet_20_Link">https://zh.wikipedia.org/zh-tw/二氧化碳</text:a></text:p></text:note-body></text:note></text:p>
          <text:list>
            <text:list-item>
              <text:p text:style-name="P36">FACTS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6"/>
          </table:table-cell>
          <table:table-cell table:style-name="表3.A1" office:value-type="string">
            <text:p text:style-name="P6">共價鍵</text:p>
          </table:table-cell>
          <table:table-cell table:style-name="表3.C1" office:value-type="string">
            <text:p text:style-name="P6"/>
          </table:table-cell>
        </table:table-row>
        <table:table-row>
          <table:table-cell table:style-name="表3.A2" office:value-type="string">
            <text:p text:style-name="P6"/>
          </table:table-cell>
          <table:table-cell table:style-name="表3.A2" office:value-type="string">
            <text:p text:style-name="P6">空氣中</text:p>
          </table:table-cell>
          <table:table-cell table:style-name="表3.C2" office:value-type="string">
            <text:p text:style-name="Table_20_Contents">約佔0.04％</text:p>
          </table:table-cell>
        </table:table-row>
      </table:table>
      <text:list xml:id="list37314896" text:continue-numbering="true" text:style-name="L1">
        <text:list-item>
          <text:p text:style-name="P36">共价键</text:p>
          <text:list>
            <text:list-item>
              <text:p text:style-name="P36">FACTS<text:note text:id="ftn4" text:note-class="footnote"><text:note-citation>4</text:note-citation><text:note-body><text:p text:style-name="Footnote"><text:a xlink:type="simple" xlink:href="https://zh.wikipedia.org/wiki/共价键" text:style-name="Internet_20_link" text:visited-style-name="Visited_20_Internet_20_Link">https://zh.wikipedia.org/wiki/共价键</text:a></text:p></text:note-body></text:note>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6"/>
          </table:table-cell>
          <table:table-cell table:style-name="表4.A1" office:value-type="string">
            <text:p text:style-name="P6"/>
          </table:table-cell>
          <table:table-cell table:style-name="表4.C1" office:value-type="string">
            <text:p text:style-name="P6"/>
          </table:table-cell>
        </table:table-row>
        <table:table-row>
          <table:table-cell table:style-name="表4.A2" office:value-type="string">
            <text:p text:style-name="P6"/>
          </table:table-cell>
          <table:table-cell table:style-name="表4.A2" office:value-type="string">
            <text:p text:style-name="P6"/>
          </table:table-cell>
          <table:table-cell table:style-name="表4.C2" office:value-type="string">
            <text:p text:style-name="Table_20_Contents"/>
          </table:table-cell>
        </table:table-row>
      </table:table>
      <text:p text:style-name="P12"/>
      <text:list xml:id="list37303922" text:continue-numbering="true" text:style-name="L1">
        <text:list-item>
          <text:p text:style-name="P36"/>
        </text:list-item>
      </text:list>
      <text:p text:style-name="P12"/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7">1</text:p>
          </table:table-cell>
          <table:table-cell table:style-name="表24.B1" office:value-type="string">
            <text:p text:style-name="P8">AAA</text:p>
          </table:table-cell>
        </table:table-row>
        <table:table-row>
          <table:table-cell table:style-name="表24.A2" office:value-type="float" office:value="2">
            <text:p text:style-name="P7">2</text:p>
          </table:table-cell>
          <table:table-cell table:style-name="表24.B2" office:value-type="string">
            <text:p text:style-name="P8">AAA</text:p>
          </table:table-cell>
        </table:table-row>
        <table:table-row>
          <table:table-cell table:style-name="表24.A2" office:value-type="float" office:value="3">
            <text:p text:style-name="P7">3</text:p>
          </table:table-cell>
          <table:table-cell table:style-name="表24.B2" office:value-type="string">
            <text:p text:style-name="P8">AAA</text:p>
          </table:table-cell>
        </table:table-row>
      </table:table>
      <text:p text:style-name="P2"/>
      <text:p text:style-name="P2">[next] “XXX” (url : <text:a xlink:type="simple" xlink:href="https://baike.baidu.com/item/二氧化碳捕获技术/22124699#4" text:style-name="Internet_20_link" text:visited-style-name="Visited_20_Internet_20_Link">https://baike.baidu.com/item/二氧化碳捕获技术/22124699#4</text:a>)</text:p>
      <text:p text:style-name="P2"/>
      <text:p text:style-name="P16"><text:span text:style-name="T1">[/ 20191129_160732]</text:span> </text:p>
      <text:p text:style-name="P2"/>
      <text:p text:style-name="P11"/>
      <text:p text:style-name="P10">------------------------------------------------------------</text:p>
      <text:p text:style-name="P9"><text:span text:style-name="T5">[20191129_160757]</text:span><text:span text:style-name="T8"><text:line-break/></text:span></text:p>
      <text:list xml:id="list5791368037361562368" text:style-name="L5">
        <text:list-item>
          <text:p text:style-name="P38"><text:a xlink:type="simple" xlink:href="https://www.popmech.ru/technologies/9781-pryamo-iz-vozdukha-uglekislyy-gaz-poymayut-po-mestu-zhitelstva/" text:style-name="Internet_20_link" text:visited-style-name="Visited_20_Internet_20_Link"><text:span text:style-name="T8">https://www.popmech.ru/technologies/9781-pryamo-iz-vozdukha-uglekislyy-gaz-poymayut-po-mestu-zhitelstva/</text:span></text:a><text:span text:style-name="T8"> “Устройство с просветом”</text:span></text:p>
          <text:list>
            <text:list-item>
              <text:p text:style-name="P37"><text:soft-page-break/>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7">1</text:p>
          </table:table-cell>
          <table:table-cell table:style-name="表6.B1" office:value-type="string">
            <text:p text:style-name="P8">Если же сделать:<text:span text:style-name="T11">make</text:span> установку:<text:span text:style-name="T11">installation</text:span> размером:<text:span text:style-name="T11">size</text:span> 10 на 10 метров, количество:<text:span text:style-name="T11">amount</text:span> извлече'[yo]нного:<text:span text:style-name="T11">extracted</text:span> СО2 будет уже 1000 тонн</text:p>
          </table:table-cell>
        </table:table-row>
        <table:table-row>
          <table:table-cell table:style-name="表6.A2" office:value-type="float" office:value="2">
            <text:p text:style-name="P7">2</text:p>
          </table:table-cell>
          <table:table-cell table:style-name="表6.B2" office:value-type="string">
            <text:p text:style-name="P8">По данным:<text:span text:style-name="T11">given</text:span> современных:<text:span text:style-name="T11">modern</text:span> исследований:<text:span text:style-name="T11">study</text:span>, чтобы подде'рживать:<text:span text:style-name="T11">support</text:span> концентра'цию СО2 в атмосфере на уровне:<text:span text:style-name="T11">level</text:span>, в два раза превыша'ющих:<text:span text:style-name="T11">exceed</text:span> доиндустриа'льный:<text:span text:style-name="T11">pre-industrial</text:span>,</text:p>
          </table:table-cell>
        </table:table-row>
        <table:table-row>
          <table:table-cell table:style-name="表6.A2" office:value-type="float" office:value="3">
            <text:p text:style-name="P7">3</text:p>
          </table:table-cell>
          <table:table-cell table:style-name="表6.B2" office:value-type="string">
            <text:p text:style-name="P8">к 2025 году необходи'мо:<text:span text:style-name="T11">necessary</text:span> сокра'тить:<text:span text:style-name="T11">reduce</text:span> вы'бросы:<text:span text:style-name="T11">ejection</text:span> углекислого газа на 25 миллиардов тонн</text:p>
          </table:table-cell>
        </table:table-row>
        <table:table-row>
          <table:table-cell table:style-name="表6.A2">
            <text:p text:style-name="P7"/>
          </table:table-cell>
          <table:table-cell table:style-name="表6.B2" office:value-type="string">
            <text:p text:style-name="P8">И, впо'лне:<text:span text:style-name="T11">quite</text:span> вероя'тно:<text:span text:style-name="T11">likely</text:span>, в этом сможет:<text:span text:style-name="T11">be able to</text:span> по'[a]мочь разработка:<text:span text:style-name="T11">development</text:span> компании GRT.</text:p>
          </table:table-cell>
        </table:table-row>
      </table:table>
      <text:list xml:id="list37296945" text:continue-numbering="true" text:style-name="L5">
        <text:list-item>
          <text:p text:style-name="P24"/>
        </text:list-item>
      </text:list>
      <text:p text:style-name="P12"/>
      <text:p text:style-name="P2">[next] “XXX” (url : <text:a xlink:type="simple" xlink:href="https://indicator.ru/earth-science/ulavlivanie-ugleroda-vred-ekologii-28-10-2019.htm" text:style-name="Internet_20_link" text:visited-style-name="Visited_20_Internet_20_Link"><text:span text:style-name="T6">https://indicator.ru/earth-science/ulavlivanie-ugleroda-vred-ekologii-28-10-2019.htm</text:span></text:a>)</text:p>
      <text:p text:style-name="P2"/>
      <text:p text:style-name="P16"><text:span text:style-name="T1">[/ 20191129_165603]</text:span> </text:p>
      <text:p text:style-name="P2"/>
      <text:p text:style-name="P11"/>
      <text:p text:style-name="P10">------------------------------------------------------------</text:p>
      <text:p text:style-name="P12"><text:span text:style-name="T4">[20191204_164252]</text:span><text:line-break/>“XXX” (url : <text:a xlink:type="simple" xlink:href="https://indicator.ru/earth-science/ulavlivanie-ugleroda-vred-ekologii-28-10-2019.htm" text:style-name="Internet_20_link" text:visited-style-name="Visited_20_Internet_20_Link"><text:span text:style-name="T6">https://indicator.ru/earth-science/ulavlivanie-ugleroda-vred-ekologii-28-10-2019.htm</text:span></text:a>)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7">1</text:p>
          </table:table-cell>
          <table:table-cell table:style-name="表7.B1" office:value-type="string">
            <text:p text:style-name="Table_20_Contents"><text:span text:style-name="T9">Ученый: из Стэнфордского университета показал:</text:span><text:span text:style-name="T10">showed</text:span><text:span text:style-name="T9">, что применяемые:</text:span>application<text:span text:style-name="T9"> в настоящее:</text:span>present<text:span text:style-name="T9"> время методы улавливания углерода и очистки:</text:span>peelings<text:span text:style-name="T9"> атмосферных выбросов:</text:span>ejection<text:span text:style-name="T9"> фактически:</text:span>actually<text:span text:style-name="T9"> только увеличивают:</text:span>increase<text:span text:style-name="T9"> загрязнение:</text:span>pollution<text:span text:style-name="T9"> окружающей:</text:span>environ<text:span text:style-name="T9"> среды:</text:span>surroundings<text:span text:style-name="T9">. Свою:</text:span>its<text:span text:style-name="T9"> статью:</text:span>figure<text:span text:style-name="T9"> он опубликовал в журнале Energy and Environmental Science.</text:span></text:p>
          </table:table-cell>
        </table:table-row>
        <table:table-row>
          <table:table-cell table:style-name="表7.A2" office:value-type="float" office:value="2">
            <text:p text:style-name="P7">2</text:p>
          </table:table-cell>
          <table:table-cell table:style-name="表7.B2" office:value-type="string">
            <text:p text:style-name="Table_20_Contents"><text:span text:style-name="T9">Сегодня содержание:</text:span>content<text:span text:style-name="T9"> углекислого газа в атмосфере расте[jo]т:</text:span>grow<text:span text:style-name="T9"> с каждым годом. Считается:</text:span>it is considered<text:span text:style-name="T9">, что это спосо'бствует:</text:span>contribute<text:span text:style-name="T9"> глоба'льному потеплению:</text:span>warming<text:span text:style-name="T9"> и связанным:</text:span>connected<text:span text:style-name="T9"> с этим:</text:span>hereby<text:span text:style-name="T9"> проблемам. Озабо'тившись:</text:span>taking care<text:span text:style-name="T9"> изменением:</text:span>change<text:span text:style-name="T9"> климата, ученые всего мира на'чали:</text:span>begun<text:span text:style-name="T9"> активно предла'гать:</text:span>offer<text:span text:style-name="T9"> варианты:</text:span>option<text:span text:style-name="T9"> технологий, которые не допускают:</text:span>allow<text:span text:style-name="T9"> попадания:hit CO2 в атмосферу. </text:span></text:p>
          </table:table-cell>
        </table:table-row>
        <text:soft-page-break/>
        <table:table-row>
          <table:table-cell table:style-name="表7.A2" office:value-type="float" office:value="3">
            <text:p text:style-name="P7">3</text:p>
          </table:table-cell>
          <table:table-cell table:style-name="表7.B2" office:value-type="string">
            <text:p text:style-name="P8">AAA</text:p>
          </table:table-cell>
        </table:table-row>
      </table:table>
      <text:p text:style-name="P2"/>
      <text:p text:style-name="P2">[next] “На данный момент” (url : <text:a xlink:type="simple" xlink:href="https://indicator.ru/earth-science/ulavlivanie-ugleroda-vred-ekologii-28-10-2019.htm" text:style-name="Internet_20_link" text:visited-style-name="Visited_20_Internet_20_Link">https://indicator.ru/earth-science/ulavlivanie-ugleroda-vred-ekologii-28-10-2019.htm</text:a>)</text:p>
      <text:p text:style-name="P2"/>
      <text:p text:style-name="P16"><text:span text:style-name="T1">[/ 20191204_170936]</text:span> </text:p>
      <text:p text:style-name="P2"/>
      <text:p text:style-name="P11">@@@</text:p>
      <text:p text:style-name="P10">------------------------------------------------------------</text:p>
      <text:p text:style-name="P12"><text:span text:style-name="T4">[XXX]</text:span><text:line-break/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7">1</text:p>
          </table:table-cell>
          <table:table-cell table:style-name="表8.B1" office:value-type="string">
            <text:p text:style-name="P8">AAA</text:p>
          </table:table-cell>
        </table:table-row>
        <table:table-row>
          <table:table-cell table:style-name="表8.A2" office:value-type="float" office:value="2">
            <text:p text:style-name="P7">2</text:p>
          </table:table-cell>
          <table:table-cell table:style-name="表8.B2" office:value-type="string">
            <text:p text:style-name="P8">AAA</text:p>
          </table:table-cell>
        </table:table-row>
        <table:table-row>
          <table:table-cell table:style-name="表8.A2" office:value-type="float" office:value="3">
            <text:p text:style-name="P7">3</text:p>
          </table:table-cell>
          <table:table-cell table:style-name="表8.B2" office:value-type="string">
            <text:p text:style-name="P8">AAA</text:p>
          </table:table-cell>
        </table:table-row>
      </table:table>
      <text:p text:style-name="P2"/>
      <text:p text:style-name="P2">[next] “XXX” (url : XXX)</text:p>
      <text:p text:style-name="P2"/>
      <text:p text:style-name="P16"><text:span text:style-name="T1">[/ XXX]</text:span> </text:p>
      <text:p text:style-name="P2"/>
      <text:p text:style-name="P2"/>
      <text:p text:style-name="P2"/>
      <text:p text:style-name="P3"/>
      <text:p text:style-name="P3"/>
      <text:p text:style-name="P3"/>
      <text:p text:style-name="P17"><text:span text:style-name="T2">----------------------------------------- [TEMPLATE] 20190805_104416</text:span> </text:p>
      <text:p text:style-name="P17"/>
      <text:p text:style-name="P10"><text:bookmark text:name="docs-internal-guid-a58d1be5-7fff-14a9-4299-cef0c4cc203c"/>------------------------------------------------------------</text:p>
      <text:p text:style-name="P12"><text:span text:style-name="T4">[XXX]</text:span><text:line-break/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float" office:value="1">
            <text:p text:style-name="P7">1</text:p>
          </table:table-cell>
          <table:table-cell table:style-name="表2.B1" office:value-type="string">
            <text:p text:style-name="P8">AAA</text:p>
          </table:table-cell>
        </table:table-row>
        <table:table-row>
          <table:table-cell table:style-name="表2.A2" office:value-type="float" office:value="2">
            <text:p text:style-name="P7">2</text:p>
          </table:table-cell>
          <table:table-cell table:style-name="表2.B2" office:value-type="string">
            <text:p text:style-name="P8">AAA</text:p>
          </table:table-cell>
        </table:table-row>
        <table:table-row>
          <table:table-cell table:style-name="表2.A2" office:value-type="float" office:value="3">
            <text:p text:style-name="P7">3</text:p>
          </table:table-cell>
          <table:table-cell table:style-name="表2.B2" office:value-type="string">
            <text:p text:style-name="P8">AAA</text:p>
          </table:table-cell>
        </table:table-row>
      </table:table>
      <text:p text:style-name="P2"/>
      <text:p text:style-name="P2">[next] “XXX” (url : XXX)</text:p>
      <text:p text:style-name="P2"><text:soft-page-break/></text:p>
      <text:p text:style-name="P16"><text:span text:style-name="T1">[/ XXX]</text:span> </text:p>
      <text:p text:style-name="P2"/>
      <text:p text:style-name="P2"/>
      <text:p text:style-name="P2"/>
      <text:p text:style-name="P2"/>
      <text:p text:style-name="P10"><text:bookmark text:name="docs-internal-guid-18214074-7fff-64cf-75e5-2ad3f6ba7f84"/>/ ----------------------------------------- [TEMPLATE] 20190805_104416 /</text:p>
      <text:p text:style-name="P2"/>
      <text:p text:style-name="P13">---------------------------------- [STEPS : word trans] 20190818_123614</text:p>
      <text:list xml:id="list2498167960273399953" text:style-name="L6">
        <text:list-item>
          <text:p text:style-name="P18">odt</text:p>
          <text:list>
            <text:list-item>
              <text:p text:style-name="P18">@word head</text:p>
            </text:list-item>
            <text:list-item>
              <text:p text:style-name="P22"><text:span text:style-name="T2">C – S - </text:span><text:span text:style-name="T3">→ (select word)</text:span></text:p>
            </text:list-item>
            <text:list-item>
              <text:p text:style-name="P20">← (deselect tail space char)</text:p>
            </text:list-item>
            <text:list-item>
              <text:p text:style-name="P20">C – c</text:p>
            </text:list-item>
            <text:list-item>
              <text:p text:style-name="P20">→ &gt; ← (deselect, move to the tail)</text:p>
            </text:list-item>
            <text:list-item>
              <text:p text:style-name="P20">“]”</text:p>
            </text:list-item>
            <text:list-item>
              <text:p text:style-name="P20">==&gt; to trans page</text:p>
            </text:list-item>
          </text:list>
        </text:list-item>
        <text:list-item>
          <text:p text:style-name="P20">trans</text:p>
          <text:list>
            <text:list-item>
              <text:p text:style-name="P20">C – v (paste)</text:p>
            </text:list-item>
            <text:list-item>
              <text:p text:style-name="P20"><draw:frame draw:style-name="fr1" draw:name="グラフィックス1" text:anchor-type="paragraph" svg:x="3.512cm" svg:y="0.12cm" svg:width="0.852cm" svg:height="0.88cm" draw:z-index="0"><draw:image xlink:href="Pictures/10000000000000300000003339CD92AB.png" xlink:type="simple" xlink:show="embed" xlink:actuate="onLoad"/></draw:frame>click “”</text:p>
            </text:list-item>
            <text:list-item>
              <text:p text:style-name="P20"><draw:frame draw:style-name="fr1" draw:name="グラフィックス2" text:anchor-type="paragraph" svg:x="3.242cm" svg:y="0.168cm" svg:width="0.785cm" svg:height="0.836cm" draw:z-index="1"><draw:image xlink:href="Pictures/100000000000002B00000034AFD31B7E.png" xlink:type="simple" xlink:show="embed" xlink:actuate="onLoad"/></draw:frame>click </text:p>
            </text:list-item>
            <text:list-item>
              <text:p text:style-name="P20">click → box of original word</text:p>
            </text:list-item>
            <text:list-item>
              <text:p text:style-name="P20">==&gt; to odt</text:p>
            </text:list-item>
          </text:list>
        </text:list-item>
        <text:list-item>
          <text:p text:style-name="P20">odt</text:p>
          <text:list>
            <text:list-item>
              <text:p text:style-name="P20">C – v (paste)</text:p>
            </text:list-item>
            <text:list-item>
              <text:p text:style-name="P20">C – S - ← x 2 (select the trans word)</text:p>
            </text:list-item>
            <text:list-item>
              <text:p text:style-name="P20"><draw:frame draw:style-name="fr1" draw:name="グラフィックス3" text:anchor-type="paragraph" svg:x="3.591cm" svg:y="0.265cm" svg:width="0.968cm" svg:height="0.787cm" draw:z-index="2"><draw:image xlink:href="Pictures/10000000000000370000002E33E9EF41.png" xlink:type="simple" xlink:show="embed" xlink:actuate="onLoad"/></draw:frame>click </text:p>
            </text:list-item>
            <text:list-item>
              <text:p text:style-name="P20">C - → x 2 (to next word head)</text:p>
            </text:list-item>
          </text:list>
        </text:list-item>
      </text:list>
      <text:p text:style-name="P13"/>
      <text:p text:style-name="P13">/ ---------------------------------- [STEPS : word trans] 20190818_123614 /</text:p>
      <text:p text:style-name="P2"/>
      <text:p text:style-name="P13">---------------------------------- [STEPS : word trans : 2] 20191103_144728</text:p>
      <text:list xml:id="list8504644705001386439" text:style-name="L7">
        <text:list-item>
          <text:p text:style-name="P19">doc</text:p>
          <text:list>
            <text:list-item>
              <text:p text:style-name="P19">C – S - <text:span text:style-name="T7">→ &gt; S - ← (select word)</text:span></text:p>
            </text:list-item>
            <text:list-item>
              <text:p text:style-name="P21">C – c &gt; → &gt; ← &gt; “:” (copy)</text:p>
            </text:list-item>
            <text:list-item>
              <text:p text:style-name="P21">Tab x # (move to browser)</text:p>
            </text:list-item>
          </text:list>
        </text:list-item>
        <text:list-item>
          <text:p text:style-name="P21">browser : trans</text:p>
          <text:list>
            <text:list-item>
              <text:p text:style-name="P21">C – v (paste)</text:p>
            </text:list-item>
            <text:list-item>
              <text:p text:style-name="P21"><draw:frame draw:style-name="fr1" draw:name="グラフィックス5" text:anchor-type="paragraph" svg:x="3.859cm" svg:y="0.319cm" svg:width="0.785cm" svg:height="0.836cm" draw:z-index="4"><draw:image xlink:href="Pictures/100000000000002B00000034AFD31B7E.png" xlink:type="simple" xlink:show="embed" xlink:actuate="onLoad"/></draw:frame><draw:frame draw:style-name="fr1" draw:name="グラフィックス4" text:anchor-type="paragraph" svg:x="2.013cm" svg:y="0.252cm" svg:width="0.852cm" svg:height="0.88cm" draw:z-index="3"><draw:image xlink:href="Pictures/10000000000000300000003339CD92AB.png" xlink:type="simple" xlink:show="embed" xlink:actuate="onLoad"/></draw:frame> <text:s text:c="6"/>&gt; <text:s text:c="9"/>(listen, copy)</text:p>
            </text:list-item>
            <text:list-item>
              <text:p text:style-name="P21">click → box of original word</text:p>
            </text:list-item>
            <text:list-item>
              <text:p text:style-name="P21">Tab x # (back to doc)</text:p>
            </text:list-item>
          </text:list>
        </text:list-item>
        <text:list-item>
          <text:p text:style-name="P21">doc</text:p>
          <text:list>
            <text:list-item>
              <text:p text:style-name="P21">C – v (paste)</text:p>
            </text:list-item>
            <text:list-item>
              <text:p text:style-name="P21">C – S - ← (select trans word)</text:p>
            </text:list-item>
            <text:list-item>
              <text:p text:style-name="P21"><draw:frame draw:style-name="fr1" draw:name="グラフィックス6" text:anchor-type="paragraph" svg:x="2.625cm" svg:y="0.376cm" svg:width="0.968cm" svg:height="0.787cm" draw:z-index="5"><draw:image xlink:href="Pictures/10000000000000370000002E33E9EF41.png" xlink:type="simple" xlink:show="embed" xlink:actuate="onLoad"/></draw:frame> <text:s text:c="3"/></text:p>
            </text:list-item>
            <text:list-item>
              <text:p text:style-name="P21">→ x # (move to the head of the next word)</text:p>
            </text:list-item>
          </text:list>
        </text:list-item>
      </text:list>
      <text:p text:style-name="P13"/>
      <text:p text:style-name="P13">/ ------------------------------ [STEPS : word trans : 2] 20191103_144728 /</text:p>
      <text:p text:style-name="P2"/>
      <text:p text:style-name="P13">------------------------------------------------- [docs] 20190828_154502</text:p>
      <text:list xml:id="list5617087868441461072" text:style-name="L8">
        <text:list-item>
          <text:p text:style-name="P31"><text:a xlink:type="simple" xlink:href="https://duckduckgo.com/?q=Улавливание+и+хранение+углерода&amp;t=opera&amp;ia=web" text:style-name="Internet_20_link" text:visited-style-name="Visited_20_Internet_20_Link"><text:span text:style-name="T8">https://duckduckgo.com/?q=Улавливание+и+хранение+углерода&amp;t=opera&amp;ia=web</text:span></text:a></text:p>
        </text:list-item>
        <text:list-item>
          <text:p text:style-name="P32"><text:a xlink:type="simple" xlink:href="https://duckduckgo.com/?q=co2+захват+воздуха&amp;t=opera&amp;ia=web" text:style-name="Internet_20_link" text:visited-style-name="Visited_20_Internet_20_Link"><text:span text:style-name="T8">https://duckduckgo.com/?q=co2+захват+воздуха&amp;t=opera&amp;ia=web</text:span></text:a><text:span text:style-name="T8"> 20191118_163452</text:span></text:p>
          <text:list>
            <text:list-item>
              <text:p text:style-name="P32"><text:a xlink:type="simple" xlink:href="https://www.popmech.ru/technologies/9781-pryamo-iz-vozdukha-uglekislyy-gaz-poymayut-po-mestu-zhitelstva/" text:style-name="Internet_20_link" text:visited-style-name="Visited_20_Internet_20_Link"><text:span text:style-name="T8">https://www.popmech.ru/technologies/9781-pryamo-iz-vozdukha-uglekislyy-gaz-poymayut-po-mestu-zhitelstva/</text:span></text:a>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5"/>
          </table:table-cell>
          <table:table-cell table:style-name="表5.A1" office:value-type="string">
            <text:p text:style-name="P5"><text:a xlink:type="simple" xlink:href="https://indicator.ru/earth-science/ulavlivanie-ugleroda-vred-ekologii-28-10-2019.htm" text:style-name="Internet_20_link" text:visited-style-name="Visited_20_Internet_20_Link">https://indicator.ru/earth-science/ulavlivanie-ugleroda-vred-ekologii-28-10-2019.htm</text:a></text:p>
          </table:table-cell>
          <table:table-cell table:style-name="表5.C1" office:value-type="string">
            <text:p text:style-name="P5">20191129_163536</text:p>
          </table:table-cell>
        </table:table-row>
        <table:table-row>
          <table:table-cell table:style-name="表5.A2" office:value-type="string">
            <text:p text:style-name="P5"/>
          </table:table-cell>
          <table:table-cell table:style-name="表5.A2" office:value-type="string">
            <text:p text:style-name="P5"><text:a xlink:type="simple" xlink:href="https://ecotechnica.com.ua/ekologiya/123-ulavlivat-co2-pryamo-iz-okruzhayushchego-vozdukha-i-proizvodit-iz-nego-toplivo-mozhno-budet-v-promyshlennykh-masshtabakh.html" text:style-name="Internet_20_link" text:visited-style-name="Visited_20_Internet_20_Link">https://ecotechnica.com.ua/ekologiya/123-ulavlivat-co2-pryamo-iz-okruzhayushchego-vozdukha-i-proizvodit-iz-nego-toplivo-mozhno-budet-v-promyshlennykh-masshtabakh.html</text:a></text:p>
          </table:table-cell>
          <table:table-cell table:style-name="表5.C2" office:value-type="string">
            <text:p text:style-name="P5">20191129_163550</text:p>
          </table:table-cell>
        </table:table-row>
        <table:table-row>
          <table:table-cell table:style-name="表5.A2" office:value-type="string">
            <text:p text:style-name="P5"/>
          </table:table-cell>
          <table:table-cell table:style-name="表5.A2" office:value-type="string">
            <text:p text:style-name="P5"><text:a xlink:type="simple" xlink:href="https://yandex.ru/images/search?text=Улавливание+CO2+и+материал" text:style-name="Internet_20_link" text:visited-style-name="Visited_20_Internet_20_Link">https://yandex.ru/images/search?text=Улавливание+CO2+и+материал</text:a></text:p>
          </table:table-cell>
          <table:table-cell table:style-name="表5.C2" office:value-type="string">
            <text:p text:style-name="P5">20191129_163747</text:p>
          </table:table-cell>
        </table:table-row>
        <table:table-row>
          <table:table-cell table:style-name="表5.A2" office:value-type="string">
            <text:p text:style-name="P5"/>
          </table:table-cell>
          <table:table-cell table:style-name="表5.A2" office:value-type="string">
            <text:p text:style-name="P5"><text:a xlink:type="simple" xlink:href="https://findpatent.ru/patent/247/2472572.html" text:style-name="Internet_20_link" text:visited-style-name="Visited_20_Internet_20_Link">https://findpatent.ru/patent/247/2472572.html</text:a></text:p>
          </table:table-cell>
          <table:table-cell table:style-name="表5.C2" office:value-type="string">
            <text:p text:style-name="P5">20191129_163749</text:p>
          </table:table-cell>
        </table:table-row>
        <table:table-row>
          <table:table-cell table:style-name="表5.A2" office:value-type="string">
            <text:p text:style-name="P5"/>
          </table:table-cell>
          <table:table-cell table:style-name="表5.A2" office:value-type="string">
            <text:p text:style-name="P5">search</text:p>
            <text:p text:style-name="P5"><text:a xlink:type="simple" xlink:href="https://duckduckgo.com/?q=Улавливание+CO2+и+материал&amp;t=opera&amp;ia=web" text:style-name="Internet_20_link" text:visited-style-name="Visited_20_Internet_20_Link">https://duckduckgo.com/?q=Улавливание+CO2+и+материал&amp;t=opera&amp;ia=web</text:a></text:p>
          </table:table-cell>
          <table:table-cell table:style-name="表5.C2" office:value-type="string">
            <text:p text:style-name="P5">20191129_163810</text:p>
          </table:table-cell>
        </table:table-row>
      </table:table>
      <text:list xml:id="list37293138" text:continue-numbering="true" text:style-name="L8">
        <text:list-item>
          <text:list>
            <text:list-item>
              <text:p text:style-name="P34"/>
            </text:list-item>
          </text:list>
        </text:list-item>
        <text:list-item>
          <text:p text:style-name="P32"><text:a xlink:type="simple" xlink:href="https://duckduckgo.com/?q=二氧化碳+捕获+空气中&amp;t=opera&amp;ia=web" text:style-name="Internet_20_link" text:visited-style-name="Visited_20_Internet_20_Link"><text:span text:style-name="T8">https://duckduckgo.com/?q=二氧化碳+捕获+空气中&amp;t=opera&amp;ia=web</text:span></text:a></text:p>
          <text:list>
            <text:list-item>
              <text:p text:style-name="P32"><text:a xlink:type="simple" xlink:href="https://baike.baidu.com/item/二氧化碳捕获技术/22124699" text:style-name="Internet_20_link" text:visited-style-name="Visited_20_Internet_20_Link"><text:span text:style-name="T8">https://baike.baidu.com/item/二氧化碳捕获技术/22124699</text:span></text:a></text:p>
            </text:list-item>
          </text:list>
        </text:list-item>
        <text:list-item>
          <text:p text:style-name="P32"><text:a xlink:type="simple" xlink:href="https://duckduckgo.com/?q=공중에서+직접+이산화탄소+포획.&amp;t=opera&amp;ia=web" text:style-name="Internet_20_link" text:visited-style-name="Visited_20_Internet_20_Link"><text:span text:style-name="T8">https://duckduckgo.com/?q=공중에서+직접+이산화탄소+포획.&amp;t=opera&amp;ia=web</text:span></text:a></text:p>
          <text:list>
            <text:list-item>
              <text:p text:style-name="P32"><text:a xlink:type="simple" xlink:href="http://nownews.seoul.co.kr/news/newsView.php?id=20171022601003" text:style-name="Internet_20_link" text:visited-style-name="Visited_20_Internet_20_Link"><text:span text:style-name="T8">http://nownews.seoul.co.kr/news/newsView.php?</text:span></text:a><text:soft-page-break/><text:a xlink:type="simple" xlink:href="http://nownews.seoul.co.kr/news/newsView.php?id=20171022601003" text:style-name="Internet_20_link" text:visited-style-name="Visited_20_Internet_20_Link"><text:span text:style-name="T8">id=20171022601003</text:span></text:a></text:p>
            </text:list-item>
            <text:list-item>
              <text:p text:style-name="P34"/>
            </text:list-item>
          </text:list>
        </text:list-item>
      </text:list>
      <text:p text:style-name="P2">/ <text:span text:style-name="T2">------------------------------------------------- [docs] 20190828_154502 /</text:span></text:p>
      <text:p text:style-name="P3"/>
      <text:p text:style-name="P10"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PT Sans" svg:font-family="'PT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1T10:07:03.72</meta:creation-date>
    <dc:date>2019-12-04T17:09:52.99</dc:date>
    <dc:creator>iwabuchi ken</dc:creator>
    <meta:editing-duration>PT11H25M38S</meta:editing-duration>
    <meta:editing-cycles>46</meta:editing-cycles>
    <meta:generator>OpenOffice/4.1.3$Win32 OpenOffice.org_project/413m1$Build-9783</meta:generator>
    <meta:document-statistic meta:table-count="12" meta:image-count="6" meta:object-count="0" meta:page-count="7" meta:paragraph-count="178" meta:word-count="965" meta:character-count="6612"/>
  </office:meta>
</office:document-meta>
</file>